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High or Die</text:p>
      <text:p text:style-name="P5"/>
      <text:p text:style-name="P3">A setting-agnostic, modular, "fifth-edition" TTRPG with a focus on the harsh reality of Adventure.</text:p>
      <text:p text:style-name="P3"/>
      <text:p text:style-name="P11">Core Glossar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Ian Wuth<text:line-break/>RHoD vA.01 / 2024</text:p>
      <text:p text:style-name="P9">Table of Contents</text:p>
      <text:p text:style-name="P7"/>
      <text:p text:style-name="P7">3 - Glossary Theming</text:p>
      <text:p text:style-name="P7"/>
      <text:p text:style-name="P7"><text:tab/>Features</text:p>
      <text:p text:style-name="P7"><text:tab/>Traits</text:p>
      <text:p text:style-name="P7"><text:tab/>Conditions</text:p>
      <text:p text:style-name="P7"><text:tab/><text:tab/>Ailments</text:p>
      <text:p text:style-name="P7"><text:tab/><text:tab/>Emboldenments</text:p>
      <text:p text:style-name="P7"><text:tab/>Arms &amp; Armors</text:p>
      <text:p text:style-name="P7"><text:tab/><text:tab/>Melee Weapons</text:p>
      <text:p text:style-name="P7"><text:tab/><text:tab/>Ranged Weapons</text:p>
      <text:p text:style-name="P7"><text:tab/><text:tab/>Ammunition</text:p>
      <text:p text:style-name="P7"><text:tab/><text:tab/>Armors</text:p>
      <text:p text:style-name="P7"><text:tab/>Other Eqiupment</text:p>
      <text:p text:style-name="P7"><text:tab/>Environmental Effects</text:p>
      <text:p text:style-name="P10">Core Glossary</text:p>
      <text:p text:style-name="P8"/>
      <text:p text:style-name="P8"><text:tab/>The following content is either foundational to a game of RHoD or maintains a common function throughout settings, and likely could be incorperated into your game.</text:p>
      <text:p text:style-name="P10">Features</text:p>
      <text:p text:style-name="P8"/>
      <text:p text:style-name="P8"><text:tab/>...</text:p>
      <text:p text:style-name="P10">Traits</text:p>
      <text:p text:style-name="P8"/>
      <text:p text:style-name="P8"><text:tab/>...</text:p>
      <text:p text:style-name="P10">Conditions</text:p>
      <text:p text:style-name="P8"/>
      <text:p text:style-name="P8"><text:tab/>...</text:p>
      <text:p text:style-name="P10">Arms &amp; Armors</text:p>
      <text:p text:style-name="P8"/>
      <text:p text:style-name="P8"><text:tab/>...</text:p>
      <text:p text:style-name="P10">Other Equipment</text:p>
      <text:p text:style-name="P8"/>
      <text:p text:style-name="P8"><text:tab/>...</text:p>
      <text:p text:style-name="P10">Environmental Effects</text:p>
      <text:p text:style-name="P8"/>
      <text:p text:style-name="P8"><text:tab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27S</meta:editing-duration>
    <meta:editing-cycles>4</meta:editing-cycles>
    <meta:generator>OpenOffice/4.1.13$Win32 OpenOffice.org_project/4113m1$Build-9810</meta:generator>
    <dc:date>2024-09-26T21:21:54.51</dc:date>
    <meta:document-statistic meta:table-count="0" meta:image-count="0" meta:object-count="0" meta:page-count="9" meta:paragraph-count="33" meta:word-count="96" meta:character-count="620"/>
    <meta:user-defined meta:name="Info 1"/>
    <meta:user-defined meta:name="Info 2"/>
    <meta:user-defined meta:name="Info 3"/>
    <meta:user-defined meta:name="Info 4"/>
  </office:meta>
</office:document-meta>
</file>